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urs in d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utes in day</text:p>
          </table:table-cell>
          <table:table-cell table:formula="of:=[.B3]*60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uest wai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equest wait seconds</text:p>
          </table:table-cell>
          <table:table-cell table:formula="of:=[.B6]/10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s per min</text:p>
          </table:table-cell>
          <table:table-cell table:formula="of:=60/[.B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quests/Hour</text:p>
          </table:table-cell>
          <table:table-cell table:formula="of:=[.B8]*60"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per limit reset</text:p>
          </table:table-cell>
          <table:table-cell table:formula="of:=FLOOR([.B1]/[.B9])"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duration (hours)</text:p>
          </table:table-cell>
          <table:table-cell office:value-type="string" calcext:value-type="string">
            <text:p>Number per reset (Fully tracked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FLOOR([.$B$1]/([.$A14]*[.$B$9]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1]/([.$A15]*[.$B$9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1]/([.$A16]*[.$B$9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1]/([.$A17]*[.$B$9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1]/([.$A18]*[.$B$9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1]/([.$A19]*[.$B$9])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2:57:35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4T01:00:10.853000000</meta:creation-date>
    <dc:date>2021-06-15T14:21:19.611000000</dc:date>
    <meta:editing-duration>PT3H22M</meta:editing-duration>
    <meta:editing-cycles>5</meta:editing-cycles>
    <meta:generator>LibreOffice/6.3.3.2$Windows_X86_64 LibreOffice_project/a64200df03143b798afd1ec74a12ab50359878ed</meta:generator>
    <meta:document-statistic meta:table-count="1" meta:cell-count="30" meta:object-count="0"/>
  </office:meta>
</office:document-meta>
</file>